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107.26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204.01pt"/>
    </style:style>
    <style:style style:name="co5" style:family="table-column">
      <style:table-column-properties fo:break-before="auto" style:column-width="144pt"/>
    </style:style>
    <style:style style:name="co6" style:family="table-column">
      <style:table-column-properties fo:break-before="auto" style:column-width="441.75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119.25pt"/>
    </style:style>
    <style:style style:name="co10" style:family="table-column">
      <style:table-column-properties fo:break-before="auto" style:column-width="173.25pt"/>
    </style:style>
    <style:style style:name="co11" style:family="table-column">
      <style:table-column-properties fo:break-before="auto" style:column-width="76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5.26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number-columns-repeated="2" table:default-cell-style-name="ce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3" table:number-columns-repeated="3" table:default-cell-style-name="ce2"/>
        <table:table-column table:style-name="co11" table:default-cell-style-name="ce2"/>
        <table:table-column table:style-name="co3" table:number-columns-repeated="1004" table:default-cell-style-name="ce2"/>
        <table:table-row table:style-name="ro1">
          <table:table-cell table:style-name="ce1" office:value-type="string" calcext:value-type="string">
            <text:p>Kode Perusahaan</text:p>
          </table:table-cell>
          <table:table-cell office:value-type="string" calcext:value-type="string">
            <text:p>AKA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PERMATA ABADI SEJAHTERA / PIUS</text:p>
          </table:table-cell>
          <table:table-cell table:style-name="ce1" office:value-type="string" calcext:value-type="string">
            <text:p>PAJAK</text:p>
          </table:table-cell>
          <table:table-cell office:value-type="string" calcext:value-type="string">
            <text:p>NT</text:p>
          </table:table-cell>
          <table:table-cell table:style-name="ce1" office:value-type="string" calcext:value-type="string">
            <text:p>ALAMAT KIRIM</text:p>
          </table:table-cell>
          <table:table-cell table:style-name="ce4" office:value-type="string" calcext:value-type="string">
            <text:p>Jl. Raya Pangkalan Baru KM. 8 Simpang Pulai, Desa Baru, Kec. Siakhulu, Kab. Kampar</text:p>
          </table:table-cell>
          <table:table-cell table:style-name="ce6" office:value-type="string" calcext:value-type="string">
            <text:p>Keterangan</text:p>
          </table:table-cell>
          <table:table-cell table:style-name="ce2" office:value-type="string" calcext:value-type="string">
            <text:p>Upload PO</text:p>
          </table:table-cell>
          <table:table-cell table:style-name="ce6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Tanggal SO</text:p>
          </table:table-cell>
          <table:table-cell table:style-name="ce3" office:value-type="string" calcext:value-type="string">
            <text:p>2019-03-01</text:p>
          </table:table-cell>
          <table:table-cell table:style-name="ce1" office:value-type="string" calcext:value-type="string">
            <text:p>TOP</text:p>
          </table:table-cell>
          <table:table-cell office:value-type="string" calcext:value-type="string">
            <text:p>TP 60</text:p>
          </table:table-cell>
          <table:table-cell table:style-name="ce1"/>
          <table:table-cell table:style-name="Default"/>
          <table:table-cell table:style-name="ce1" office:value-type="string" calcext:value-type="string">
            <text:p>ALAMAT TAGIHAN</text:p>
          </table:table-cell>
          <table:table-cell table:style-name="ce4" office:value-type="string" calcext:value-type="string">
            <text:p>Jl. Raya Pangkalan Baru KM. 8 Simpang Pulai, Desa Baru, Kec. Siakhulu, Kab. Kampar</text:p>
          </table:table-cell>
          <table:table-cell table:style-name="ce6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6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aterial/Serv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atuan</text:p>
          </table:table-cell>
          <table:table-cell table:style-name="ce1" office:value-type="string" calcext:value-type="string">
            <text:p>Gudang</text:p>
          </table:table-cell>
          <table:table-cell table:style-name="ce1" office:value-type="string" calcext:value-type="string">
            <text:p>Harga</text:p>
          </table:table-cell>
          <table:table-cell table:style-name="ce1" office:value-type="string" calcext:value-type="string">
            <text:p>Mata Uang</text:p>
          </table:table-cell>
          <table:table-cell table:style-name="ce1" office:value-type="string" calcext:value-type="string">
            <text:p>Kurs</text:p>
          </table:table-cell>
          <table:table-cell table:style-name="ce6" office:value-type="string" calcext:value-type="string">
            <text:p>Tgl Kirim</text:p>
          </table:table-cell>
          <table:table-cell table:style-name="ce6" office:value-type="string" calcext:value-type="string">
            <text:p>Toleransi Kirim Bawah</text:p>
          </table:table-cell>
          <table:table-cell table:style-name="ce6" office:value-type="string" calcext:value-type="string">
            <text:p>Toleransi Kirim Atas</text:p>
          </table:table-cell>
          <table:table-cell table:style-name="ce1" office:value-type="string" calcext:value-type="string">
            <text:p>Item Note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ENANG EXCEL PUTIH</text:p>
          </table:table-cell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MIN-DIRECT 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ENANG EXCEL PUTIH</text:p>
          </table:table-cell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MIN-DIRECT 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ENANG EXCEL PUTIH</text:p>
          </table:table-cell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14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MIN-DIRECT 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ENANG EXCEL PUTIH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KM-DIRECT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ENANG EXCEL PUTIH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KM-DIRECT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ENANG EXCEL PUTIH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14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KM-DIRECT</text:p>
          </table:table-cell>
          <table:table-cell table:number-columns-repeated="101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ENANG EXCEL PUTIH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JM-DIRECT</text:p>
          </table:table-cell>
          <table:table-cell table:number-columns-repeated="101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ENANG EXCEL PUTIH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JM-DIRECT</text:p>
          </table:table-cell>
          <table:table-cell table:number-columns-repeated="101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ENANG EXCEL PUTIH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14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JM-DIRECT</text:p>
          </table:table-cell>
          <table:table-cell table:number-columns-repeated="1012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CL 74</text:p>
          </table:table-cell>
          <table:table-cell office:value-type="float" office:value="157500" calcext:value-type="float">
            <text:p>1575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MI-DIRECT</text:p>
          </table:table-cell>
          <table:table-cell table:number-columns-repeated="1012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CL 73</text:p>
          </table:table-cell>
          <table:table-cell office:value-type="float" office:value="189000" calcext:value-type="float">
            <text:p>1890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MI-DIRECT</text:p>
          </table:table-cell>
          <table:table-cell table:number-columns-repeated="1012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L 74</text:p>
          </table:table-cell>
          <table:table-cell office:value-type="float" office:value="157500" calcext:value-type="float">
            <text:p>1575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MI-DIRECT</text:p>
          </table:table-cell>
          <table:table-cell table:number-columns-repeated="1012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CL 73</text:p>
          </table:table-cell>
          <table:table-cell office:value-type="float" office:value="189000" calcext:value-type="float">
            <text:p>1890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 AMI-DIRECT</text:p>
          </table:table-cell>
          <table:table-cell table:number-columns-repeated="1012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CL 74</text:p>
          </table:table-cell>
          <table:table-cell office:value-type="float" office:value="184500" calcext:value-type="float">
            <text:p>1845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AMIN-DIRECT</text:p>
          </table:table-cell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CL 73</text:p>
          </table:table-cell>
          <table:table-cell office:value-type="float" office:value="166500" calcext:value-type="float">
            <text:p>1665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AMIN-DIRECT</text:p>
          </table:table-cell>
          <table:table-cell table:number-columns-repeated="1012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CL 74</text:p>
          </table:table-cell>
          <table:table-cell office:value-type="float" office:value="184500" calcext:value-type="float">
            <text:p>1845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AMIN-DIRECT</text:p>
          </table:table-cell>
          <table:table-cell table:number-columns-repeated="1012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L 73</text:p>
          </table:table-cell>
          <table:table-cell office:value-type="float" office:value="166500" calcext:value-type="float">
            <text:p>1665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AMIN-DIRECT</text:p>
          </table:table-cell>
          <table:table-cell table:number-columns-repeated="1012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CL 74</text:p>
          </table:table-cell>
          <table:table-cell office:value-type="float" office:value="153000" calcext:value-type="float">
            <text:p>1530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AKM-LAMPUNG</text:p>
          </table:table-cell>
          <table:table-cell table:number-columns-repeated="1012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CL 73</text:p>
          </table:table-cell>
          <table:table-cell office:value-type="float" office:value="130500" calcext:value-type="float">
            <text:p>1305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AKM-LAMPUNG</text:p>
          </table:table-cell>
          <table:table-cell table:number-columns-repeated="1012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CL 74</text:p>
          </table:table-cell>
          <table:table-cell office:value-type="float" office:value="153000" calcext:value-type="float">
            <text:p>1530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AKM-LAMPUNG</text:p>
          </table:table-cell>
          <table:table-cell table:number-columns-repeated="1012"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L 73</text:p>
          </table:table-cell>
          <table:table-cell office:value-type="float" office:value="130500" calcext:value-type="float">
            <text:p>130500</text:p>
          </table:table-cell>
          <table:table-cell table:style-name="ce4" office:value-type="string" calcext:value-type="string">
            <text:p>Pcs</text:p>
          </table:table-cell>
          <table:table-cell office:value-type="string" calcext:value-type="string">
            <text:p>AKAPKUBDL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Rup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T.AKM-LAMPUNG</text:p>
          </table:table-cell>
          <table:table-cell table:number-columns-repeated="1012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/00/0000</text:date>, <text:time style:data-style-name="N2" text:time-value="08:27:18.203128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7:28:18.625381028</meta:creation-date>
    <dc:date>2019-04-13T08:29:48.326006999</dc:date>
    <meta:editing-duration>PT5M33S</meta:editing-duration>
    <meta:editing-cycles>3</meta:editing-cycles>
    <meta:generator>LibreOffice/5.1.6.2$Linux_X86_64 LibreOffice_project/10m0$Build-2</meta:generator>
    <meta:document-statistic meta:table-count="1" meta:cell-count="280" meta:object-count="0"/>
  </office:meta>
</office:document-meta>
</file>